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903cm"/>
    </style:style>
    <style:style style:name="Table1.B" style:family="table-column">
      <style:table-column-properties style:column-width="12.046cm"/>
    </style:style>
    <style:style style:name="Table1.C" style:family="table-column">
      <style:table-column-properties style:column-width="3.052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officeooo:paragraph-rsid="001be362" style:font-size-asian="12pt" style:font-size-complex="12pt"/>
    </style:style>
    <style:style style:name="P3" style:family="paragraph" style:parent-style-name="Standard">
      <style:text-properties fo:font-size="12pt" officeooo:rsid="001e5427" officeooo:paragraph-rsid="001e5427" style:font-size-asian="12pt" style:font-size-complex="12pt"/>
    </style:style>
    <style:style style:name="P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1e5427" officeooo:paragraph-rsid="001e5427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fo:font-size="18pt" style:text-underline-style="solid" style:text-underline-width="auto" style:text-underline-color="font-color" fo:font-weight="bold" officeooo:rsid="0017964e" style:font-size-asian="18pt" style:font-weight-asian="bold" style:font-size-complex="18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text-underline-style="none" fo:font-weight="bold" officeooo:rsid="0017964e" style:font-size-asian="10.5pt" style:font-weight-asian="bold" style:font-size-complex="12pt" style:font-weight-complex="bold"/>
    </style:style>
    <style:style style:name="T5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fo:font-weight="bold" officeooo:rsid="0017964e" style:font-size-asian="10.5pt" style:font-weight-asian="bold" style:font-size-complex="12pt" style:font-weight-complex="bold"/>
    </style:style>
    <style:style style:name="T7" style:family="text">
      <style:text-properties fo:font-size="12pt" style:text-underline-style="solid" style:text-underline-width="auto" style:text-underline-color="font-color" fo:font-weight="bold" officeooo:rsid="00251d95" style:font-size-asian="10.5pt" style:font-weight-asian="bold" style:font-size-complex="12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1dccb5" style:font-size-asian="12pt" style:font-size-complex="12pt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1dccb5" style:font-size-asian="12pt" style:font-weight-asian="bold" style:font-size-complex="12pt" style:font-weight-complex="bold"/>
    </style:style>
    <style:style style:name="T12" style:family="text">
      <style:text-properties officeooo:rsid="001dccb5"/>
    </style:style>
    <style:style style:name="T13" style:family="text">
      <style:text-properties style:text-underline-style="solid" style:text-underline-width="auto" style:text-underline-color="font-color" fo:font-weight="bold" officeooo:rsid="0017964e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251d95" style:font-weight-asian="bold" style:font-weight-complex="bold"/>
    </style:style>
    <style:style style:name="T15" style:family="text">
      <style:text-properties style:text-underline-style="none" fo:font-weight="bold" officeooo:rsid="0017964e" style:font-weight-asian="bold" style:font-weight-complex="bold"/>
    </style:style>
    <style:style style:name="T16" style:family="text">
      <style:text-properties style:text-underline-style="none" fo:font-weight="normal" style:font-weight-asian="normal" style:font-weight-complex="normal"/>
    </style:style>
    <style:style style:name="T17" style:family="text">
      <style:text-properties fo:font-size="16pt" style:text-underline-style="solid" style:text-underline-width="auto" style:text-underline-color="font-color" fo:font-weight="bold" officeooo:rsid="0017964e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span text:style-name="T1">Shell Scripting</text:span></text:p>
      <text:p text:style-name="P1"/>
      <text:p text:style-name="P4">~ to creat shell file </text:p>
      <text:p text:style-name="P1">$vi fname.sh</text:p>
      <text:p text:style-name="P1"/>
      <text:p text:style-name="P1"><text:span text:style-name="T3">~to run the file</text:span><text:span text:style-name="T2"> </text:span></text:p>
      <text:p text:style-name="P1">$sh fname.sh</text:p>
      <text:p text:style-name="Standard"><text:a xlink:type="simple" xlink:href="https://www.shellscript.sh/loops.html" text:style-name="Internet_20_link" text:visited-style-name="Visited_20_Internet_20_Link"><text:span text:style-name="T8">https://www.shellscript.sh/loops.html</text:span></text:a></text:p>
      <text:p text:style-name="P1"/>
      <text:p text:style-name="P1">echo “use for print contents “</text:p>
      <text:p text:style-name="P1"/>
      <text:p text:style-name="P4">how to declare variable</text:p>
      <text:p text:style-name="P1">my_msg=”mayur shankariya”</text:p>
      <text:p text:style-name="P4"/>
      <text:p text:style-name="P4">how to print variable</text:p>
      <text:p text:style-name="P1">echo “ print data of $my_msg “</text:p>
      <text:p text:style-name="P1"/>
      <text:p text:style-name="P4">how to read data from user</text:p>
      <text:p text:style-name="P1"><text:span text:style-name="T3">read</text:span> my_msg</text:p>
      <text:p text:style-name="P1"/>
      <text:p text:style-name="P5">to disable ‘\n’</text:p>
      <text:p text:style-name="P3">echo -n “your string”</text:p>
      <text:p text:style-name="P1"/>
      <text:p text:style-name="P6">*LOOP</text:p>
      <text:p text:style-name="P1"/>
      <text:p text:style-name="P1"><text:span text:style-name="T15"><text:s text:c="41"/></text:span><text:span text:style-name="T13"><text:s/>For Loops</text:span></text:p>
      <text:p text:style-name="Standard"><text:span text:style-name="Source_20_Text"><text:span text:style-name="T8">for</text:span></text:span><text:span text:style-name="T8"> loops iterate through a set of values until the list is exhausted:</text:span></text:p>
      <text:p text:style-name="Standard"><text:a xlink:type="simple" xlink:href="https://www.shellscript.sh/eg/for.sh.txt" text:style-name="Internet_20_link" text:visited-style-name="Visited_20_Internet_20_Link"><text:span text:style-name="T11">fo</text:span></text:a><text:a xlink:type="simple" xlink:href="https://www.shellscript.sh/eg/for.sh.txt" text:style-name="Internet_20_link" text:visited-style-name="Visited_20_Internet_20_Link"><text:span text:style-name="T10">r.sh</text:span></text:a><text:span text:style-name="T10"> </text:span></text:p>
      <text:p text:style-name="P1">for i in 1 2 3 4 5 </text:p>
      <text:p text:style-name="P1">do</text:p>
      <text:p text:style-name="P1"><text:s text:c="2"/>echo "Looping ... number $i"</text:p>
      <text:p text:style-name="P1">done</text:p>
      <text:p text:style-name="P6">for1.sh</text:p>
      <text:p text:style-name="P1">for i in $(seq 2) <text:s text:c="2"/>#for set iteration</text:p>
      <text:p text:style-name="P1">do</text:p>
      <text:p text:style-name="P1"><text:s text:c="6"/>echo "looping no. i is <text:s/>set to $i "</text:p>
      <text:p text:style-name="P1">done</text:p>
      <text:p text:style-name="P2"><text:span text:style-name="T16"><text:tab/><text:tab/><text:tab/></text:span></text:p>
      <text:p text:style-name="P2"><text:span text:style-name="T16"><text:tab/><text:tab/><text:tab/></text:span><text:span text:style-name="T14">While Loops</text:span></text:p>
      <text:p text:style-name="P4">while.sh</text:p>
      <text:p text:style-name="P1"/>
      <text:p text:style-name="P1">INPUT_STRING=hello</text:p>
      <text:p text:style-name="P1">while [ "$INPUT_STRING" != "bye" ]</text:p>
      <text:p text:style-name="P1">do</text:p>
      <text:p text:style-name="P1"><text:s text:c="2"/>echo "Please type something in (bye to quit)"</text:p>
      <text:p text:style-name="P1"><text:s text:c="2"/>read INPUT_STRING</text:p>
      <text:p text:style-name="P1"><text:s text:c="2"/>echo "You typed: $INPUT_STRING"</text:p>
      <text:p text:style-name="P1">done</text:p>
      <text:p text:style-name="P4">while2.sh</text:p>
      <text:p text:style-name="P1">while :<text:tab/><text:tab/><text:tab/><text:tab/>(: is use for infinite loop)</text:p>
      <text:p text:style-name="P1">do</text:p>
      <text:p text:style-name="P1"><text:s text:c="2"/>echo "Please type something in (^C to quit)"</text:p>
      <text:p text:style-name="P1"><text:soft-page-break/><text:s text:c="2"/>read INPUT_STRING</text:p>
      <text:p text:style-name="P1"><text:s text:c="2"/>echo "You typed: $INPUT_STRING"</text:p>
      <text:p text:style-name="P1">done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Operator</text:p>
          </table:table-cell>
          <table:table-cell table:style-name="Table1.A1" office:value-type="string">
            <text:p text:style-name="P1">Description</text:p>
          </table:table-cell>
          <table:table-cell table:style-name="Table1.A1" office:value-type="string">
            <text:p text:style-name="P1">Example</text:p>
          </table:table-cell>
        </table:table-row>
        <table:table-row>
          <table:table-cell table:style-name="Table1.A1" office:value-type="string">
            <text:p text:style-name="P1">-eq</text:p>
          </table:table-cell>
          <table:table-cell table:style-name="Table1.A1" office:value-type="string">
            <text:p text:style-name="P1">Checks if the value of two operands are equal or not; if yes, then the condition becomes true.</text:p>
          </table:table-cell>
          <table:table-cell table:style-name="Table1.A1" office:value-type="string">
            <text:p text:style-name="P1">[ $a -eq $b ] is not true.</text:p>
          </table:table-cell>
        </table:table-row>
        <table:table-row>
          <table:table-cell table:style-name="Table1.A1" office:value-type="string">
            <text:p text:style-name="P1">-ne</text:p>
          </table:table-cell>
          <table:table-cell table:style-name="Table1.A1" office:value-type="string">
            <text:p text:style-name="P1">Checks if the value of two operands are equal or not; if values are not equal, then the condition becomes true.</text:p>
          </table:table-cell>
          <table:table-cell table:style-name="Table1.A1" office:value-type="string">
            <text:p text:style-name="P1">[ $a -ne $b ] is true.</text:p>
          </table:table-cell>
        </table:table-row>
        <table:table-row>
          <table:table-cell table:style-name="Table1.A1" office:value-type="string">
            <text:p text:style-name="P1">-gt</text:p>
          </table:table-cell>
          <table:table-cell table:style-name="Table1.A1" office:value-type="string">
            <text:p text:style-name="P1">Checks if the value of left operand is greater than the value of right operand; if yes, then the condition becomes true.</text:p>
          </table:table-cell>
          <table:table-cell table:style-name="Table1.A1" office:value-type="string">
            <text:p text:style-name="P1">[ $a -gt $b ] is not true.</text:p>
          </table:table-cell>
        </table:table-row>
        <table:table-row>
          <table:table-cell table:style-name="Table1.A1" office:value-type="string">
            <text:p text:style-name="P1">-lt</text:p>
          </table:table-cell>
          <table:table-cell table:style-name="Table1.A1" office:value-type="string">
            <text:p text:style-name="P1">Checks if the value of left operand is less than the value of right operand; if yes, then the condition becomes true.</text:p>
          </table:table-cell>
          <table:table-cell table:style-name="Table1.A1" office:value-type="string">
            <text:p text:style-name="P1">[ $a -lt $b ] is true.</text:p>
          </table:table-cell>
        </table:table-row>
        <table:table-row>
          <table:table-cell table:style-name="Table1.A1" office:value-type="string">
            <text:p text:style-name="P1">-ge</text:p>
          </table:table-cell>
          <table:table-cell table:style-name="Table1.A1" office:value-type="string">
            <text:p text:style-name="P1">Checks if the value of left operand is greater than or equal to the value of right operand; if yes, then the condition becomes true.</text:p>
          </table:table-cell>
          <table:table-cell table:style-name="Table1.A1" office:value-type="string">
            <text:p text:style-name="P1">[ $a -ge $b ] is not true.</text:p>
          </table:table-cell>
        </table:table-row>
        <table:table-row>
          <table:table-cell table:style-name="Table1.A1" office:value-type="string">
            <text:p text:style-name="P1">-le</text:p>
          </table:table-cell>
          <table:table-cell table:style-name="Table1.A1" office:value-type="string">
            <text:p text:style-name="P1">Checks if the value of left operand is less than or equal to the value of right operand; if yes, then the condition becomes true.</text:p>
          </table:table-cell>
          <table:table-cell table:style-name="Table1.A1" office:value-type="string">
            <text:p text:style-name="P1">[ $a -le $b ] is true.</text:p>
          </table:table-cell>
        </table:table-row>
      </table:table>
      <text:p text:style-name="P1"/>
      <text:p text:style-name="Standard"><text:a xlink:type="simple" xlink:href="https://www.tutorialspoint.com/unix/unix-loop-control.htm" text:style-name="Internet_20_link" text:visited-style-name="Visited_20_Internet_20_Link"><text:span text:style-name="T8">https://www.tutorialspoint.com/unix/unix-loop-control.htm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1T18:28:42.865833601</meta:creation-date>
    <dc:date>2017-09-01T12:17:46.878324554</dc:date>
    <meta:editing-duration>PT43M7S</meta:editing-duration>
    <meta:editing-cycles>5</meta:editing-cycles>
    <meta:generator>LibreOffice/5.1.6.2$Linux_X86_64 LibreOffice_project/10m0$Build-2</meta:generator>
    <meta:document-statistic meta:table-count="1" meta:image-count="0" meta:object-count="0" meta:page-count="2" meta:paragraph-count="67" meta:word-count="345" meta:character-count="1884" meta:non-whitespace-character-count="1522"/>
  </office:meta>
</office:document-meta>
</file>